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0000001B88BC44110BB35CCED.png" manifest:media-type="image/png"/>
  <manifest:file-entry manifest:full-path="Pictures/100000000000015200000118AA1760822955C97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06cm" svg:height="5.555cm" svg:x="5.303cm" svg:y="9.253cm">
          <draw:image xlink:href="Pictures/100000000000015200000118AA1760822955C978.jpg" xlink:type="simple" xlink:show="embed" xlink:actuate="onLoad" draw:mime-type="image/jpeg">
            <text:p/>
          </draw:image>
        </draw:frame>
        <draw:frame draw:style-name="gr1" draw:text-style-name="P1" draw:layer="layout" svg:width="2.993cm" svg:height="2.743cm" svg:x="5.379cm" svg:y="7.183cm">
          <draw:image xlink:href="Pictures/10000001000001E0000001B88BC44110BB35CCED.png" xlink:type="simple" xlink:show="embed" xlink:actuate="onLoad" draw:mime-type="image/png">
            <text:p/>
          </draw:image>
        </draw:frame>
        <draw:ellipse draw:style-name="gr2" draw:text-style-name="P2" draw:layer="layout" svg:width="0.322cm" svg:height="0.298cm" svg:x="7.876cm" svg:y="8.731cm">
          <text:p/>
        </draw:ellipse>
        <draw:ellipse draw:style-name="gr2" draw:text-style-name="P2" draw:layer="layout" svg:width="0.322cm" svg:height="0.298cm" svg:x="7.826cm" svg:y="11.397cm">
          <text:p/>
        </draw:ellipse>
        <draw:frame draw:style-name="gr3" draw:text-style-name="P3" draw:layer="layout" svg:width="0.843cm" svg:height="0.569cm" svg:x="7.654cm" svg:y="8.571cm">
          <draw:text-box>
            <text:p><text:span text:style-name="T1">L1</text:span></text:p>
          </draw:text-box>
        </draw:frame>
        <draw:frame draw:style-name="gr3" draw:text-style-name="P3" draw:layer="layout" svg:width="0.843cm" svg:height="0.569cm" svg:x="7.631cm" svg:y="11.214cm">
          <draw:text-box>
            <text:p><text:span text:style-name="T1">L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8T17:38:33.737668008</meta:creation-date>
    <dc:date>2021-10-19T10:28:58.763879201</dc:date>
    <meta:editing-duration>PT14H4M59S</meta:editing-duration>
    <meta:editing-cycles>4</meta:editing-cycles>
    <meta:generator>LibreOffice/7.2.1.2$MacOSX_X86_64 LibreOffice_project/87b77fad49947c1441b67c559c339af8f3517e22</meta:generator>
    <meta:document-statistic meta:object-count="6"/>
  </office:meta>
</office:document-meta>
</file>